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604in" fo:margin-left="-0.0813in" fo:margin-top="0in" fo:margin-bottom="0in" table:align="left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3.6667in"/>
    </style:style>
    <style:style style:name="Table1.C" style:family="table-column">
      <style:table-column-properties style:column-width="1.1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2813in" fo:margin-left="-0.0813in" fo:margin-top="0in" fo:margin-bottom="0in" table:align="left"/>
    </style:style>
    <style:style style:name="Table2.A" style:family="table-column">
      <style:table-column-properties style:column-width="0.9792in"/>
    </style:style>
    <style:style style:name="Table2.B" style:family="table-column">
      <style:table-column-properties style:column-width="0.4271in"/>
    </style:style>
    <style:style style:name="Table2.C" style:family="table-column">
      <style:table-column-properties style:column-width="3.8021in"/>
    </style:style>
    <style:style style:name="Table2.D" style:family="table-column">
      <style:table-column-properties style:column-width="1.0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6.25in" fo:margin-left="-0.0813in" fo:margin-top="0in" fo:margin-bottom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5.1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color="#0000ff"/>
    </style:style>
    <style:style style:name="P7" style:family="paragraph" style:parent-style-name="Heading_20_2" style:list-style-name="WWNum1">
      <style:paragraph-properties fo:margin-left="0.5in" fo:margin-right="0in" fo:margin-top="0.25in" fo:margin-bottom="0.0835in" loext:contextual-spacing="true" fo:text-align="justify" style:justify-single-word="false" fo:text-indent="-0.25in" style:auto-text-indent="false"/>
    </style:style>
    <style:style style:name="P8" style:family="paragraph" style:parent-style-name="Heading_20_2" style:list-style-name="WWNum1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Heading_20_2" style:list-style-name="WWNum1">
      <style:paragraph-properties fo:margin-left="0.5in" fo:margin-right="0in" fo:margin-top="0.25in" fo:margin-bottom="0.0835in" loext:contextual-spacing="false" fo:line-height="115%" fo:text-align="justify" style:justify-single-word="false" fo:keep-together="always" fo:orphans="2" fo:widows="2" fo:text-indent="-0.25in" style:auto-text-indent="false" fo:padding="0in" fo:border="none" fo:keep-with-next="always"/>
    </style:style>
    <style:style style:name="P10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hqay2jgm4w79"/>Template de Relatório de Acompanhamento de Projeto</text:p>
      <text:p text:style-name="P1"/>
      <text:list xml:id="list5690965036779664280" text:style-name="WWNum1">
        <text:list-item>
          <text:p text:style-name="P7"><text:bookmark text:name="_tcglyva17ehb"/><text:span text:style-name="T1">Status dos Parâmetros do Projeto</text:span></text:p>
        </text:list-item>
      </text:list>
      <text:p text:style-name="P2">Nesta seção, na Tabela 1, é registrada a análise de status dos parâmetros do projeto, referentes ao período de acompanhamento do dia <text:span text:style-name="T2">&lt;inserir data de início do período&gt; </text:span>ao dia<text:span text:style-name="T2"> &lt;inserir data de fim do período&gt;</text:span>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3"><text:span text:style-name="T1">Parâmetro</text:span></text:p>
          </table:table-cell>
          <table:table-cell table:style-name="Table1.A1" office:value-type="string">
            <text:p text:style-name="P3"><text:span text:style-name="T1">Questão</text:span></text:p>
          </table:table-cell>
          <table:table-cell table:style-name="Table1.A1" office:value-type="string">
            <text:p text:style-name="P3"><text:span text:style-name="T1">Resposta</text:span></text:p>
          </table:table-cell>
        </table:table-row>
        <table:table-row table:style-name="Table1.1">
          <table:table-cell table:style-name="Table1.A1" office:value-type="string">
            <text:p text:style-name="P3">Escopo</text:p>
          </table:table-cell>
          <table:table-cell table:style-name="Table1.A1" office:value-type="string">
            <text:p text:style-name="P3">Houve alterações no escopo do projeto?</text:p>
          </table:table-cell>
          <table:table-cell table:style-name="Table1.A1" office:value-type="string">
            <text:p text:style-name="P4"><text:span text:style-name="T2">&lt;Sim ou não&gt;</text:span></text:p>
          </table:table-cell>
        </table:table-row>
        <table:table-row table:style-name="Table1.1">
          <table:table-cell table:style-name="Table1.A1" office:value-type="string">
            <text:p text:style-name="P3">Quadro de Tarefas</text:p>
          </table:table-cell>
          <table:table-cell table:style-name="Table1.A1" office:value-type="string">
            <text:p text:style-name="P3">Houve adição ou remoção de tarefas do quadro de tarefas do projeto?</text:p>
          </table:table-cell>
          <table:table-cell table:style-name="Table1.A1" office:value-type="string">
            <text:p text:style-name="P4"><text:span text:style-name="T2">&lt;Sim ou não&gt;</text:span></text:p>
          </table:table-cell>
        </table:table-row>
        <table:table-row table:style-name="Table1.1">
          <table:table-cell table:style-name="Table1.A1" office:value-type="string">
            <text:p text:style-name="P3">Tarefas não planejadas</text:p>
          </table:table-cell>
          <table:table-cell table:style-name="Table1.A1" office:value-type="string">
            <text:p text:style-name="P3">Foi executada alguma tarefa não planejada (desde que não seja ação corretiva prevista em algum outro relatório)?</text:p>
          </table:table-cell>
          <table:table-cell table:style-name="Table1.A1" office:value-type="string">
            <text:p text:style-name="P4"><text:span text:style-name="T2">&lt;Sim ou não&gt;</text:span></text:p>
          </table:table-cell>
        </table:table-row>
        <table:table-row table:style-name="Table1.1">
          <table:table-cell table:style-name="Table1.A1" office:value-type="string">
            <text:p text:style-name="P3">Riscos</text:p>
          </table:table-cell>
          <table:table-cell table:style-name="Table1.A1" office:value-type="string">
            <text:p text:style-name="P3">Houve alteração na lista de riscos do projeto, seja pela adição ou remoção de risco, ou pela mudança na probabilidade ou impacto de algum risco existente?</text:p>
          </table:table-cell>
          <table:table-cell table:style-name="Table1.A1" office:value-type="string">
            <text:p text:style-name="P4"><text:span text:style-name="T2">&lt;Sim ou não&gt;</text:span></text:p>
          </table:table-cell>
        </table:table-row>
        <table:table-row table:style-name="Table1.1">
          <table:table-cell table:style-name="Table1.A1" office:value-type="string">
            <text:p text:style-name="P3">Comunicação</text:p>
          </table:table-cell>
          <table:table-cell table:style-name="Table1.A1" office:value-type="string">
            <text:p text:style-name="P3">Houve alguma comunicação planejada que não foi realizada?</text:p>
          </table:table-cell>
          <table:table-cell table:style-name="Table1.A1" office:value-type="string">
            <text:p text:style-name="P4"><text:span text:style-name="T2">&lt;Sim ou não&gt;</text:span></text:p>
          </table:table-cell>
        </table:table-row>
        <table:table-row table:style-name="Table1.1">
          <table:table-cell table:style-name="Table1.A1" office:value-type="string">
            <text:p text:style-name="P3">Artefato</text:p>
          </table:table-cell>
          <table:table-cell table:style-name="Table1.A1" office:value-type="string">
            <text:p text:style-name="P3">Houve algum artefato que deveria ter sido finalizado no período, mas que não foi?</text:p>
          </table:table-cell>
          <table:table-cell table:style-name="Table1.A1" office:value-type="string">
            <text:p text:style-name="P4"><text:span text:style-name="T2">&lt;Sim ou não&gt;</text:span></text:p>
          </table:table-cell>
        </table:table-row>
        <table:table-row table:style-name="Table1.1">
          <table:table-cell table:style-name="Table1.A1" office:value-type="string">
            <text:p text:style-name="P3">Dados</text:p>
          </table:table-cell>
          <table:table-cell table:style-name="Table1.A1" office:value-type="string">
            <text:p text:style-name="P3">Foi violada a estratégia de armazenamento de dados do projeto ou as diretrizes de acesso aos seus artefatos?</text:p>
          </table:table-cell>
          <table:table-cell table:style-name="Table1.A1" office:value-type="string">
            <text:p text:style-name="P4"><text:span text:style-name="T2">&lt;Sim ou não&gt;</text:span></text:p>
          </table:table-cell>
        </table:table-row>
        <table:table-row table:style-name="Table1.1">
          <table:table-cell table:style-name="Table1.A1" office:value-type="string">
            <text:p text:style-name="P3">Equipe</text:p>
          </table:table-cell>
          <table:table-cell table:style-name="Table1.A1" office:value-type="string">
            <text:p text:style-name="P3">Houve alteração na equipe do projeto, seja pela saída ou entrada de algum membro, ou mesmo pela alteração de papéis?</text:p>
          </table:table-cell>
          <table:table-cell table:style-name="Table1.A1" office:value-type="string">
            <text:p text:style-name="P4"><text:span text:style-name="T2">&lt;Sim ou não&gt;</text:span></text:p>
          </table:table-cell>
        </table:table-row>
        <table:table-row table:style-name="Table1.1">
          <table:table-cell table:style-name="Table1.A1" office:value-type="string">
            <text:p text:style-name="P3">Recursos</text:p>
          </table:table-cell>
          <table:table-cell table:style-name="Table1.A1" office:value-type="string">
            <text:p text:style-name="P3">Houve algum recurso material ou de infraestrutura, necessário e planejado para o período, e que, no entanto, não foi disponibilizado?</text:p>
          </table:table-cell>
          <table:table-cell table:style-name="Table1.A1" office:value-type="string">
            <text:p text:style-name="P4"><text:span text:style-name="T2">&lt;Sim ou não&gt;</text:span></text:p>
          </table:table-cell>
        </table:table-row>
        <table:table-row table:style-name="Table1.1">
          <table:table-cell table:style-name="Table1.A1" office:value-type="string">
            <text:p text:style-name="P3">Acompanhamento</text:p>
          </table:table-cell>
          <table:table-cell table:style-name="Table1.A1" office:value-type="string">
            <text:p text:style-name="P3">Houve alguma atividade de acompanhamento do projeto que não foi realizada conforme o plano?</text:p>
          </table:table-cell>
          <table:table-cell table:style-name="Table1.A1" office:value-type="string">
            <text:p text:style-name="P4"><text:span text:style-name="T2">&lt;Sim ou não&gt;</text:span></text:p>
          </table:table-cell>
        </table:table-row>
      </table:table>
      <text:p text:style-name="P5"><text:soft-page-break/><text:span text:style-name="T3">Tabela 1 - Análise dos parâmetros do projeto.</text:span></text:p>
      <text:p text:style-name="P2"/>
      <text:list xml:id="list185929122955072" text:continue-numbering="true" text:style-name="WWNum1">
        <text:list-item>
          <text:p text:style-name="P8"><text:bookmark text:name="_e3xrgn942kjk"/><text:span text:style-name="T1">Burndown Chart</text:span></text:p>
        </text:list-item>
      </text:list>
      <text:p text:style-name="P4"><text:span text:style-name="T2">&lt;Inserir aqui o Burndown Chart mais atual do projeto em execução.&gt;</text:span></text:p>
      <text:list xml:id="list185928133150390" text:continue-numbering="true" text:style-name="WWNum1">
        <text:list-item>
          <text:p text:style-name="P8"><text:bookmark text:name="_kcwuhs7xey7g"/><text:span text:style-name="T1">Desvios e problemas</text:span></text:p>
        </text:list-item>
      </text:list>
      <text:p text:style-name="P4"><text:span text:style-name="T2">&lt;Cada item da Tabela 1 cuja resposta tenha sido “Sim” deve ser tratado como um desvio do planejado e deve ser detalhado nesta seção, na. Por exemplo, se houve alterações no escopo, cada alteração realizada deve ser descrita aqui. Além disso, cada desvio deve ser analisado quanto a se é um problema para o projeto. Todo desvio considerado um problema deve receber um identificador único no projeto e deve ser tratado por meio de uma ou mais ações corretivas, a serem descritas na Seção 4.&gt;</text:span></text:p>
      <text:p text:style-name="P6"/>
      <text:p text:style-name="P2">Nesta seção são descritas os desvios da execução do projeto, em relação ao plano de projeto. Cada desvio está definido na Tabela 2, bem como seu identificador e a sua classificação (se é um problema ou não).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4"><text:span text:style-name="T1">Parâmetro</text:span></text:p>
          </table:table-cell>
          <table:table-cell table:style-name="Table2.A1" office:value-type="string">
            <text:p text:style-name="P4"><text:span text:style-name="T1">Id</text:span></text:p>
          </table:table-cell>
          <table:table-cell table:style-name="Table2.A1" office:value-type="string">
            <text:p text:style-name="P4"><text:span text:style-name="T1">Desvio</text:span></text:p>
          </table:table-cell>
          <table:table-cell table:style-name="Table2.A1" office:value-type="string">
            <text:p text:style-name="P4"><text:span text:style-name="T1">É problema?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">&lt;Nome do parâmetro&gt;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4"><text:span text:style-name="T2">&lt;Descrição do desvio&gt;</text:span></text:p>
          </table:table-cell>
          <table:table-cell table:style-name="Table2.A1" office:value-type="string">
            <text:p text:style-name="P4"><text:span text:style-name="T2">&lt;Sim ou não&gt;</text:span></text:p>
          </table:table-cell>
        </table:table-row>
      </table:table>
      <text:p text:style-name="P5"><text:soft-page-break/><text:span text:style-name="T3">Tabela 2 - Desvios do projeto.</text:span></text:p>
      <text:p text:style-name="P4"/>
      <text:list xml:id="list185928454697894" text:continue-numbering="true" text:style-name="WWNum1">
        <text:list-item>
          <text:p text:style-name="P9"><text:bookmark text:name="_ej7yz3sd54vi"/><text:span text:style-name="T1">Ações Corretivas</text:span></text:p>
        </text:list-item>
      </text:list>
      <text:p text:style-name="P2">Nesta seção são descritas as ações corretivas necessárias para corrigir os problemas descritos na Seção 3, conforme a Tabela 3. </text:p>
      <text:p text:style-name="P4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"><text:span text:style-name="T1">Id do Desvio</text:span></text:p>
          </table:table-cell>
          <table:table-cell table:style-name="Table3.A1" office:value-type="string">
            <text:p text:style-name="P4"><text:span text:style-name="T1">Ação Corretiva</text:span></text:p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<text:span text:style-name="T2">&lt;Indicar a ação corretiva a ser realizada&gt;</text:span></text:p>
          </table:table-cell>
        </table:table-row>
      </table:table>
      <text:p text:style-name="P5"><text:soft-page-break/><text:span text:style-name="T3">Tabela 3 - Ações corretivas para os desvios do plano do projeto.</text:span></text:p>
      <text:list xml:id="list185928568783350" text:continue-numbering="true" text:style-name="WWNum1">
        <text:list-item>
          <text:p text:style-name="P9"><text:bookmark text:name="_a9i6p6gnxfab"/><text:span text:style-name="T4">Outras observações</text:span></text:p>
        </text:list-item>
      </text:list>
      <text:p text:style-name="P4"><text:span text:style-name="T2">&lt;Se houver outros comentários sobre o andamento do projeto, esta é a seção para fazê-los.&gt;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7" meta:paragraph-count="58" meta:word-count="484" meta:character-count="2839" meta:non-whitespace-character-count="2417"/>
    <meta:generator>LibreOfficeDev/5.1.0.3$Linux_X86_64 LibreOffice_project/</meta:generator>
  </office:meta>
</office:document-meta>
</file>